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Δ</mo>
      <msub>
        <mi>r</mi>
        <mrow>
          <mi>n</mi>
          <mi/>
          <mrow>
            <mi>n</mi>
            <mo stretchy="false">−</mo>
            <mn>1</mn>
          </mrow>
        </mrow>
      </msub>
      <mrow>
        <mi/>
        <mo stretchy="false">=</mo>
        <mi/>
      </mrow>
      <mfrac>
        <mrow>
          <mi>n</mi>
          <msub>
            <mi>a</mi>
            <mtext>B</mtext>
          </msub>
        </mrow>
        <mrow>
          <mn>2</mn>
          <mi>Z</mi>
        </mrow>
      </mfrac>
      <msqrt>
        <mrow>
          <mn>2</mn>
          <mi>n</mi>
          <mrow>
            <mi/>
            <mo stretchy="false">+</mo>
            <mi/>
          </mrow>
          <mn>1</mn>
        </mrow>
      </msqrt>
    </mrow>
    <annotation encoding="StarMath 5.0">%DELTA r _{n ` n-1}  
~=~ {n a_"B"} over {2 Z} sqrt{2 n ~+~ 1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23:29:54.461000000</meta:creation-date>
    <meta:generator>LibreOffice/4.1.4.2$Windows_x86 LibreOffice_project/0a0440ccc0227ad9829de5f46be37cfb6edcf72</meta:generator>
  </office:meta>
</office:document-meta>
</file>